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2">
      <style:text-properties fo:font-size="16pt" style:font-size-asian="16pt" style:font-size-complex="16pt"/>
    </style:style>
    <style:style style:name="P4" style:family="paragraph" style:parent-style-name="Standard" style:list-style-name="L3">
      <style:text-properties fo:font-size="16pt" style:font-size-asian="16pt" style:font-size-complex="16pt"/>
    </style:style>
    <style:style style:name="P5" style:family="paragraph" style:parent-style-name="Standard">
      <style:paragraph-properties>
        <style:tab-stops>
          <style:tab-stop style:position="0.3437in"/>
        </style:tab-stops>
      </style:paragraph-properties>
      <style:text-properties fo:font-size="16pt" style:font-size-asian="16pt" style:font-size-complex="16pt"/>
    </style:style>
    <style:style style:name="P6" style:family="paragraph" style:parent-style-name="Standard" style:list-style-name="L9">
      <style:paragraph-properties>
        <style:tab-stops>
          <style:tab-stop style:position="0.3437in"/>
        </style:tab-stops>
      </style:paragraph-properties>
      <style:text-properties fo:font-size="16pt" style:font-size-asian="16pt" style:font-size-complex="16pt"/>
    </style:style>
    <style:style style:name="P7" style:family="paragraph" style:parent-style-name="Standard" style:list-style-name="L3">
      <style:paragraph-properties>
        <style:tab-stops>
          <style:tab-stop style:position="0.3335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3335in"/>
        </style:tab-stops>
      </style:paragraph-properties>
    </style:style>
    <style:style style:name="P9" style:family="paragraph" style:parent-style-name="Standard" style:list-style-name="L7">
      <style:paragraph-properties>
        <style:tab-stops>
          <style:tab-stop style:position="0.3335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2917in"/>
        </style:tab-stops>
      </style:paragraph-properties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p generator scene korjaukset</text:p>
      <text:p text:style-name="P1"/>
      <text:p text:style-name="P1"/>
      <text:list xml:id="list4320862606343941905" text:style-name="L2">
        <text:list-item>
          <text:p text:style-name="P3">Kun generoidaan kahden polun tilanteessa kaksi uutta palloa yhdistyvät kaksi edeltävää palloa uuden polun molempiin palloihin.</text:p>
        </text:list-item>
      </text:list>
      <text:list xml:id="list2555272469016618423" text:style-name="L3">
        <text:list-item>
          <text:p text:style-name="P4">Luodaan uusi ehto “jos edellinen polku on kaksi ja seuraavassa kaksi palloa”</text:p>
        </text:list-item>
        <text:list-item>
          <text:p text:style-name="P7"><text:span text:style-name="T1">Jos ehto täyttyy niin luodaan loop, jossa molempien pallojen x ja y koordinaatit viitataan vuorotellen prev muuttujaan ja viivat luodaan eri iteraatioilla</text:span></text:p>
        </text:list-item>
      </text:list>
      <text:p text:style-name="P8"><text:span text:style-name="T1"><text:tab/></text:span></text:p>
      <text:p text:style-name="P10"><text:span text:style-name="T1"><text:tab/>2. <text:s/>“Crosspathit” polkujen välille</text:span></text:p>
      <text:list xml:id="list4889818368931309501" text:style-name="L7">
        <text:list-item>
          <text:list>
            <text:list-item>
              <text:p text:style-name="P9"><text:span text:style-name="T1">Joka kolmannelle riville voisi tulla sivupolku kahden polun rivien välille niin että randomilla arvotaan tuleeko molemmat pisteet polkujen samalle vai eri riveille. </text:span></text:p>
              <text:p text:style-name="P9"><text:span text:style-name="T1"/></text:p>
            </text:list-item>
          </text:list>
        </text:list-item>
      </text:list>
      <text:p text:style-name="P8"><text:span text:style-name="T1"><text:tab/>3. Kartan muistaminen</text:span></text:p>
      <text:list xml:id="list6707985593139100941" text:style-name="L9">
        <text:list-item>
          <text:list>
            <text:list-item>
              <text:p text:style-name="P6">Generoidulle kartalle luodaan viittaus omaan displayGrouppiin</text:p>
            </text:list-item>
          </text:list>
        </text:list-item>
      </text:list>
      <text:p text:style-name="P5"><text:tab/><text:tab/><text:tab/>jolloin karttaa ei tarvitse luoda uudestaan vaan piilotus ja <text:tab/><text:tab/><text:tab/><text:tab/>näkyviin tuonti tapahtuisi groupin kaut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20T08:39:42.81</meta:creation-date>
    <dc:date>2023-02-20T09:26:40.53</dc:date>
    <meta:editing-duration>PT14M25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10" meta:word-count="108" meta:character-count="786"/>
  </office:meta>
</office:document-meta>
</file>